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l_3e_">
      <style:text-properties officeooo:paragraph-rsid="0019f484"/>
    </style:style>
    <style:style style:name="P2" style:family="paragraph" style:parent-style-name="_3c_l_3e_">
      <style:text-properties officeooo:rsid="0019f484" officeooo:paragraph-rsid="0019f484"/>
    </style:style>
    <style:style style:name="P3" style:family="paragraph" style:parent-style-name="_3c_l_3e_">
      <style:text-properties officeooo:rsid="0019f484" officeooo:paragraph-rsid="001b015f"/>
    </style:style>
    <style:style style:name="P4" style:family="paragraph" style:parent-style-name="_3c_l_3e_">
      <style:text-properties officeooo:rsid="001b015f" officeooo:paragraph-rsid="001b015f"/>
    </style:style>
    <style:style style:name="P5" style:family="paragraph" style:parent-style-name="_3c_l_3e_">
      <style:text-properties officeooo:rsid="001b4ce7" officeooo:paragraph-rsid="001b4ce7"/>
    </style:style>
    <style:style style:name="P6" style:family="paragraph" style:parent-style-name="_3c_label_3e_">
      <style:text-properties fo:font-style="italic" officeooo:rsid="0019f484" officeooo:paragraph-rsid="0019f484"/>
    </style:style>
    <style:style style:name="P7" style:family="paragraph" style:parent-style-name="_3c_l_3e_">
      <style:text-properties officeooo:rsid="0019f484" officeooo:paragraph-rsid="0019f484"/>
    </style:style>
    <style:style style:name="P8" style:family="paragraph" style:parent-style-name="_3c_l_3e_">
      <style:text-properties officeooo:paragraph-rsid="0019f484"/>
    </style:style>
    <style:style style:name="P9" style:family="paragraph" style:parent-style-name="_3c_l_3e_">
      <style:text-properties officeooo:paragraph-rsid="001b015f"/>
    </style:style>
    <style:style style:name="P10" style:family="paragraph" style:parent-style-name="_3c_l_3e_">
      <style:text-properties officeooo:rsid="001b015f" officeooo:paragraph-rsid="001d18b7"/>
    </style:style>
    <style:style style:name="P11" style:family="paragraph" style:parent-style-name="_3c_l_3e_">
      <style:text-properties officeooo:paragraph-rsid="001d18b7"/>
    </style:style>
    <style:style style:name="P12" style:family="paragraph" style:parent-style-name="_3c_l_3e_">
      <style:text-properties officeooo:rsid="001d18b7" officeooo:paragraph-rsid="001d18b7"/>
    </style:style>
    <style:style style:name="P13" style:family="paragraph" style:parent-style-name="_3c_l_3e_">
      <style:text-properties officeooo:paragraph-rsid="001b4ce7"/>
    </style:style>
    <style:style style:name="P14" style:family="paragraph" style:parent-style-name="_3c_l_3e_">
      <style:text-properties officeooo:rsid="001b4ce7" officeooo:paragraph-rsid="001d18b7"/>
    </style:style>
    <style:style style:name="P15" style:family="paragraph" style:parent-style-name="_3c_l_3e_">
      <style:text-properties officeooo:rsid="001b4ce7" officeooo:paragraph-rsid="001b4ce7"/>
    </style:style>
    <style:style style:name="P16" style:family="paragraph" style:parent-style-name="_3c_l_3e_">
      <style:text-properties officeooo:rsid="001d6fba" officeooo:paragraph-rsid="001d6fba"/>
    </style:style>
    <style:style style:name="T1" style:family="text">
      <style:text-properties officeooo:rsid="0019f48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f484" style:font-style-asian="normal" style:font-style-complex="normal"/>
    </style:style>
    <style:style style:name="T4" style:family="text">
      <style:text-properties fo:font-style="normal" officeooo:rsid="001d18b7" style:font-style-asian="normal" style:font-style-complex="normal"/>
    </style:style>
    <style:style style:name="T5" style:family="text">
      <style:text-properties officeooo:rsid="001d18b7"/>
    </style:style>
    <style:style style:name="T6" style:family="text">
      <style:text-properties fo:color="#ff3333" style:text-position="sub 58%" fo:font-style="normal" officeooo:rsid="0019f484" style:font-style-asian="normal" style:font-style-complex="normal"/>
    </style:style>
    <style:style style:name="T7" style:family="text">
      <style:text-properties fo:color="#ff3333" style:text-position="sub 58%" fo:font-style="normal" officeooo:rsid="001d18b7" style:font-style-asian="normal" style:font-style-complex="normal"/>
    </style:style>
    <style:style style:name="T8" style:family="text">
      <style:text-properties officeooo:rsid="001b015f"/>
    </style:style>
    <style:style style:name="T9" style:family="text">
      <style:text-properties officeooo:rsid="001b4ce7"/>
    </style:style>
    <style:style style:name="T10" style:family="text">
      <style:text-properties officeooo:rsid="001d6fba"/>
    </style:style>
    <style:style style:name="T11" style:family="text">
      <style:text-properties officeooo:rsid="001f0f64"/>
    </style:style>
    <style:style style:name="T12" style:family="text">
      <style:text-properties style:font-name="Arial1" fo:font-size="16.1000003814697pt" fo:font-weight="bold" officeooo:rsid="001f0f64" style:font-name-asian="Microsoft YaHei" style:font-size-asian="16.1000003814697pt" style:font-weight-asian="bold" style:font-name-complex="Arial" style:font-size-complex="16.1000003814697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rphée<text:line-break/>Cantate <text:span text:style-name="T12">à voix seule et un violon</text:span></text:h>
      <text:p text:style-name="P6">Récitatif</text:p>
      <text:p text:style-name="P1"><text:span text:style-name="_3c_pb_3e_"><text:span text:style-name="T3">[</text:span></text:span><text:span text:style-name="_3c_pb_3e_"><text:span text:style-name="T6">3</text:span></text:span><text:span text:style-name="_3c_pb_3e_"><text:span text:style-name="T7">2</text:span></text:span><text:span text:style-name="_3c_pb_3e_"><text:span text:style-name="T3">]</text:span></text:span>Ô <text:span text:style-name="T1">Ciel, disoit Orphée, ô disgrace fatale !</text:span></text:p>
      <text:p text:style-name="P2">Vous mourez Euridice, hélas !</text:p>
      <text:p text:style-name="P2">Attendez, je descend sur la rive infernale</text:p>
      <text:p text:style-name="P2">Que ma <text:span text:style-name="T5">l</text:span>yre en ce jour ne m’abandonne pas.</text:p>
      <text:p text:style-name="P1"><text:span text:style-name="_3c_pb_3e_"><text:span text:style-name="T3">[</text:span></text:span><text:span text:style-name="_3c_pb_3e_"><text:span text:style-name="T4">33</text:span></text:span><text:span text:style-name="_3c_pb_3e_"><text:span text:style-name="T3">]</text:span></text:span><text:span text:style-name="T1">Je voy déja le terrible rivage</text:span></text:p>
      <text:p text:style-name="P2">Où Mercure confond les bergers et les Ro<text:span text:style-name="T5">i</text:span>s.</text:p>
      <text:p text:style-name="P1"><text:span text:style-name="T1">Caron est attendry pour la premiere </text:span><text:span text:style-name="_3c_pb_3e_"><text:span text:style-name="T3">[</text:span></text:span><text:span text:style-name="_3c_pb_3e_"><text:span text:style-name="T6">3</text:span></text:span><text:span text:style-name="_3c_pb_3e_"><text:span text:style-name="T7">4</text:span></text:span><text:span text:style-name="_3c_pb_3e_"><text:span text:style-name="T3">]</text:span></text:span><text:span text:style-name="T1">fois.</text:span></text:p>
      <text:p text:style-name="P2">Il m’ofre dans sa barque un facile passage.</text:p>
      <text:p text:style-name="P2">Et Cerb<text:span text:style-name="T5">è</text:span>r<text:span text:style-name="T5">e</text:span> attentif dans son antre sauvage</text:p>
      <text:p text:style-name="P3">Du Monarque des<text:span text:style-name="_3c_pb_3e_"><text:span text:style-name="T2"> </text:span></text:span>morts trahit les dures Loix.</text:p>
      <text:p text:style-name="P2">Je voy Pluton. Amour viens animer ma voix.</text:p>
      <text:p text:style-name="_3c_label_3e_">Air</text:p>
      <text:p text:style-name="P4"><text:span text:style-name="_3c_pb_3e_"><text:span text:style-name="T3">[</text:span></text:span><text:span text:style-name="_3c_pb_3e_"><text:span text:style-name="T2">3</text:span></text:span><text:span text:style-name="_3c_pb_3e_"><text:span text:style-name="T4">5</text:span></text:span><text:span text:style-name="_3c_pb_3e_"><text:span text:style-name="T3">]</text:span></text:span>Dieu redouté qui r<text:span text:style-name="T5">é</text:span>gnez sur les ombres,</text:p>
      <text:p text:style-name="P4">Terminez mon funeste sort.</text:p>
      <text:p text:style-name="_3c_label_3e_">Récitatif</text:p>
      <text:p text:style-name="P10"><text:span text:style-name="_3c_pb_3e_"><text:span text:style-name="T3">[</text:span></text:span><text:span text:style-name="_3c_pb_3e_"><text:span text:style-name="T4">37</text:span></text:span><text:span text:style-name="_3c_pb_3e_"><text:span text:style-name="T3">]</text:span></text:span><text:span text:style-name="T5">À</text:span> ces accords <text:span text:style-name="T5">mélodieux</text:span></text:p>
      <text:p text:style-name="P11"><text:span text:style-name="T5">Pluton éprouve une douceur nouvelle.</text:span></text:p>
      <text:p text:style-name="P9"><text:span text:style-name="T8">« Fils d’Apollon, dit-il, que la parque cruelle</text:span></text:p>
      <text:p text:style-name="P12">Cède à ton feu victorieux.</text:p>
      <text:p text:style-name="P12">Il éface l’horreur de la nuit éternelle,</text:p>
      <text:p text:style-name="P12">Euridice avec toy peut sortir de ces lieux.</text:p>
      <text:p text:style-name="P12"/>
      <text:p text:style-name="P4">Mais aten<text:span text:style-name="T5">s</text:span> pour la voi<text:span text:style-name="T5">r</text:span> qu’elle ait rev<text:span text:style-name="T5">eu</text:span> les <text:span text:style-name="T5">c</text:span>ieux,</text:p>
      <text:p text:style-name="P9"><text:span text:style-name="T8">C’est la loi que j’impose à ton amour fidelle,</text:span></text:p>
      <text:p text:style-name="P11"><text:span text:style-name="T8">Un seul de tes </text:span><text:span text:style-name="_3c_pb_3e_"><text:span text:style-name="T3">[</text:span></text:span><text:span text:style-name="_3c_pb_3e_"><text:span text:style-name="T4">38</text:span></text:span><text:span text:style-name="_3c_pb_3e_"><text:span text:style-name="T3">]</text:span></text:span><text:span text:style-name="T8">regards doit la rendre au trépas.</text:span></text:p>
      <text:p text:style-name="P9"><text:span text:style-name="T8">Difère de ton bonheur pour ne le perdre pas. »</text:span></text:p>
      <text:p text:style-name="_3c_label_3e_">Air</text:p>
      <text:p text:style-name="P9"><text:span text:style-name="_3c_pb_3e_"><text:span text:style-name="T3">[</text:span></text:span><text:span text:style-name="_3c_pb_3e_"><text:span text:style-name="T6">3</text:span></text:span><text:span text:style-name="_3c_pb_3e_"><text:span text:style-name="T7">9</text:span></text:span><text:span text:style-name="_3c_pb_3e_"><text:span text:style-name="T3">]</text:span></text:span><text:span text:style-name="T8">Peut-on refuser la victoire</text:span></text:p>
      <text:p text:style-name="P4">Aux doux <text:span text:style-name="T5">é</text:span>fort<text:span text:style-name="T5">s</text:span> du tendre amour ?</text:p>
      <text:p text:style-name="P10"><text:span text:style-name="_3c_pb_3e_"><text:span text:style-name="T3">[</text:span></text:span><text:span text:style-name="_3c_pb_3e_"><text:span text:style-name="T4">4</text:span></text:span><text:span text:style-name="_3c_pb_3e_"><text:span text:style-name="T7">0</text:span></text:span><text:span text:style-name="_3c_pb_3e_"><text:span text:style-name="T3">]</text:span></text:span>Il porte ses feux et sa gloire</text:p>
      <text:p text:style-name="P4">Jusqu’au fond du sombre séjour.</text:p>
      <text:p text:style-name="P4"/>
      <text:p text:style-name="P9"><text:span text:style-name="_3c_pb_3e_"><text:span text:style-name="T3">[</text:span></text:span><text:span text:style-name="_3c_pb_3e_"><text:span text:style-name="T6">4</text:span></text:span><text:span text:style-name="_3c_pb_3e_"><text:span text:style-name="T7">1</text:span></text:span><text:span text:style-name="_3c_pb_3e_"><text:span text:style-name="T3">]</text:span></text:span><text:span text:style-name="T8">On y respecte encor </text:span><text:span text:style-name="T5">ses armes,</text:span></text:p>
      <text:p text:style-name="P4">Les ombres poussent des soupirs,</text:p>
      <text:p text:style-name="P9"><text:span text:style-name="T8">Et le souvenir de ses charmes</text:span></text:p>
      <text:p text:style-name="P4">Fait aux Enfers tous leurs plaisirs.</text:p>
      <text:p text:style-name="_3c_label_3e_">Récitatif</text:p>
      <text:p text:style-name="P13"><text:span text:style-name="_3c_pb_3e_"><text:span text:style-name="T3">[</text:span></text:span><text:span text:style-name="_3c_pb_3e_"><text:span text:style-name="T6">4</text:span></text:span><text:span text:style-name="_3c_pb_3e_"><text:span text:style-name="T7">2</text:span></text:span><text:span text:style-name="_3c_pb_3e_"><text:span text:style-name="T3">]</text:span></text:span><text:span text:style-name="T9">D</text:span><text:span text:style-name="T5">éja loin des forêts du paisible Élisée</text:span></text:p>
      <text:p text:style-name="P5">Euridice voloit sur les traces d’Orphée.</text:p>
      <text:p text:style-name="P14">Mais l’amour imprudent est prêt à se trahir,</text:p>
      <text:p text:style-name="P5">Orphée impatient veut revoir ce qu’il a<text:span text:style-name="T5">i</text:span>me,</text:p>
      <text:p text:style-name="P11"><text:span text:style-name="_3c_pb_3e_"><text:span text:style-name="T3">[</text:span></text:span><text:span text:style-name="_3c_pb_3e_"><text:span text:style-name="T6">4</text:span></text:span><text:span text:style-name="_3c_pb_3e_"><text:span text:style-name="T4">3</text:span></text:span><text:span text:style-name="_3c_pb_3e_"><text:span text:style-name="T3">]</text:span></text:span><text:span text:style-name="T9">Tendre époux, arrestez-vous, vous perdez vous-même !</text:span></text:p>
      <text:p text:style-name="P11"><text:span text:style-name="T9">Vous devez plutôt obeïr</text:span></text:p>
      <text:p text:style-name="P11"><text:span text:style-name="T5">À la loi de Pluton qu’à vostre ardeur extrême !</text:span></text:p>
      <text:p text:style-name="P5"/>
      <text:p text:style-name="P13"><text:span text:style-name="T9">C’en est fait, Euridice échappe à vos souhaits,</text:span></text:p>
      <text:p text:style-name="P5">La Parque dans vos yeux contr’ elle prend des armes.</text:p>
      <text:p text:style-name="P5"><text:soft-page-break/>Dieux ! en la regardant vous effacez <text:span text:style-name="T5">s</text:span>es charmes</text:p>
      <text:p text:style-name="P13"><text:span text:style-name="T9">Et l’Enfer à vos vœux se ferme pour jamais.</text:span></text:p>
      <text:p text:style-name="_3c_label_3e_">Air</text:p>
      <text:p text:style-name="P13"><text:span text:style-name="_3c_pb_3e_"><text:span text:style-name="T9">[44]</text:span></text:span><text:span text:style-name="T9">Ah ! Doit-on d’un feu trop tendre</text:span></text:p>
      <text:p text:style-name="P5"><text:span text:style-name="T10">É</text:span>couter tousjours l’ardeur ?</text:p>
      <text:p text:style-name="P16">Lorsqu’on ne sçait pas l’atendre</text:p>
      <text:p text:style-name="P16">On perd souvent son bonheur.</text:p>
      <text:p text:style-name="P5"/>
      <text:p text:style-name="P16"><text:span text:style-name="_3c_pb_3e_"><text:span text:style-name="T3">[</text:span></text:span><text:span text:style-name="_3c_pb_3e_"><text:span text:style-name="T6">4</text:span></text:span><text:span text:style-name="_3c_pb_3e_"><text:span text:style-name="T2">6</text:span></text:span><text:span text:style-name="_3c_pb_3e_"><text:span text:style-name="T3">]</text:span></text:span>Quel est d’un cœur qui soupire</text:p>
      <text:p text:style-name="P16">Le fatal égarement ?</text:p>
      <text:p text:style-name="P16">Il rit qu’un bien qu’il désire</text:p>
      <text:p text:style-name="P16">Pour l’avancer d’un momen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9T11:15:47.07</meta:creation-date>
    <dc:date>2020-07-13T15:08:47.137994710</dc:date>
    <meta:editing-duration>PT1H39M45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2" meta:paragraph-count="57" meta:word-count="354" meta:character-count="1994" meta:non-whitespace-character-count="1697"/>
  </office:meta>
</office:document-meta>
</file>